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d14a" officeooo:paragraph-rsid="0002d14a"/>
    </style:style>
    <style:style style:name="P2" style:family="paragraph" style:parent-style-name="Standard">
      <style:text-properties officeooo:rsid="0004c306" officeooo:paragraph-rsid="0004c306"/>
    </style:style>
    <style:style style:name="P3" style:family="paragraph" style:parent-style-name="Standard">
      <style:text-properties officeooo:rsid="0007dc9f" officeooo:paragraph-rsid="0007dc9f"/>
    </style:style>
    <style:style style:name="P4" style:family="paragraph" style:parent-style-name="Standard">
      <style:text-properties fo:color="#ce181e" officeooo:rsid="0007dc9f" officeooo:paragraph-rsid="0007dc9f"/>
    </style:style>
    <style:style style:name="P5" style:family="paragraph" style:parent-style-name="Standard">
      <style:text-properties fo:color="#ce181e" fo:font-weight="bold" officeooo:rsid="0007dc9f" officeooo:paragraph-rsid="0007dc9f" style:font-weight-asian="bold" style:font-weight-complex="bold"/>
    </style:style>
    <style:style style:name="T1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récupérer une image docker</text:p>
      <text:p text:style-name="P1">docker pull Nom_image</text:p>
      <text:p text:style-name="P1"/>
      <text:p text:style-name="P1"># Afficher une liste des images</text:p>
      <text:p text:style-name="P1">docker images</text:p>
      <text:p text:style-name="P1"/>
      <text:p text:style-name="P1">#lancer un docker</text:p>
      <text:p text:style-name="P1">docker run Nom_image (commande) </text:p>
      <text:p text:style-name="P1"/>
      <text:p text:style-name="P1">#rentrer dans le terminal</text:p>
      <text:p text:style-name="P1">docker run -it Nom_image <text:s/>/bin/sh</text:p>
      <text:p text:style-name="P1"/>
      <text:p text:style-name="P1">#liste des dockers en cours</text:p>
      <text:p text:style-name="P1">docker ps</text:p>
      <text:p text:style-name="P1">#liste des dockers lancé</text:p>
      <text:p text:style-name="P1">docker ps -a</text:p>
      <text:p text:style-name="P1"/>
      <text:p text:style-name="P2">#run sans erreur </text:p>
      <text:p text:style-name="P2">docker run <text:span text:style-name="T1">-d</text:span> dockersamples/static-site</text:p>
      <text:p text:style-name="P2"/>
      <text:p text:style-name="P2">#Pour remove un docker il faut le stopper avant</text:p>
      <text:p text:style-name="P2">$ docker stop ID</text:p>
      <text:p text:style-name="P2">$ docker rm ID</text:p>
      <text:p text:style-name="P2">docker rm -f static-site-2</text:p>
      <text:p text:style-name="P2"/>
      <text:p text:style-name="P2">$ docker run --name static-site -e AUTHOR="Your Name" -d -P dockersamples/static-site</text:p>
      <text:p text:style-name="P2"/>
      <text:p text:style-name="P2">In the above command:</text:p>
      <text:p text:style-name="P2">● -d will create a container with the process detached from our terminal</text:p>
      <text:p text:style-name="P2">● -P will publish all the exposed container ports to random ports on the Docker</text:p>
      <text:p text:style-name="P2">host</text:p>
      <text:p text:style-name="P2">● -e is how you pass environment variables to the container</text:p>
      <text:p text:style-name="P2">● --name allows you to specify a container name</text:p>
      <text:p text:style-name="P2">● AUTHOR is the environment variable name and Your Name is the value that you</text:p>
      <text:p text:style-name="P2">can pas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ROM postgres:11.6-alpine</text:p>
      <text:p text:style-name="P2">ENV POSTGRES_DB=db \</text:p>
      <text:p text:style-name="P2">POSTGRES_USER=usr \</text:p>
      <text:p text:style-name="P2">POSTGRES_PASSWORD=pwd</text:p>
      <text:p text:style-name="P2"/>
      <text:p text:style-name="P3">On crée une image a partir de postgres </text:p>
      <text:p text:style-name="P4">$ docker build -t tbruendetcpe/mypostgrestp .</text:p>
      <text:p text:style-name="P4"/>
      <text:p text:style-name="P4">docker run -p 5432:5432 <text:s/>--name mypostgres tbruendetcpe/mypostgrestp</text:p>
      <text:p text:style-name="P4"/>
      <text:p text:style-name="P4"/>
      <text:p text:style-name="P4">docker network create myapp</text:p>
      <text:p text:style-name="P4">docker run -p 5432:5432 --network=myapp <text:s/>--name mypostgres tbruendetcpe/mypostgrestp</text:p>
      <text:p text:style-name="P5">docker run -d --network=myapp adminer</text:p>
      <text:p text:style-name="P5"/>
      <text:p text:style-name="P5">docker run -d -p 8080:8080 --network=myapp admi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10:31:14.164848588</meta:creation-date>
    <dc:date>2022-01-31T12:06:57.828305125</dc:date>
    <meta:editing-duration>PT15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215" meta:character-count="1318" meta:non-whitespace-character-count="1142"/>
  </office:meta>
</office:document-meta>
</file>